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1.989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10" style:family="table-column">
      <style:table-column-properties fo:break-before="auto" style:column-width="1.8465in"/>
    </style:style>
    <style:style style:name="co11" style:family="table-column">
      <style:table-column-properties fo:break-before="auto" style:column-width="1.0244in"/>
    </style:style>
    <style:style style:name="co7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791in"/>
    </style:style>
    <style:style style:name="co12" style:family="table-column">
      <style:table-column-properties fo:break-before="auto" style:column-width="1.1043in"/>
    </style:style>
    <style:style style:name="ro2" style:family="table-row">
      <style:table-row-properties style:row-height="0.2346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6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style:text-position="" fo:font-weight="bold" style:font-weight-asian="bold" style:font-weight-complex="bold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2"/>
  </office:automatic-styles>
  <office:body>
    <office:spreadsheet>
      <table:table table:name="BOM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9" table:default-cell-style-name="ce12"/>
        <table:table-column table:style-name="co5" table:number-columns-repeated="2" table:default-cell-style-name="ce12"/>
        <table:table-column table:style-name="co12" table:number-columns-repeated="3" table:default-cell-style-name="ce15"/>
        <table:table-column table:style-name="co7" table:default-cell-style-name="ce12"/>
        <table:table-column table:style-name="co7" table:number-columns-repeated="1013" table:default-cell-style-name="Default"/>
        <table:table-row table:style-name="ro2">
          <table:table-cell table:style-name="ce8" office:value-type="string">
            <text:p>Klondike 16 – ASIC Miner Board</text:p>
          </table:table-cell>
          <table:table-cell table:number-columns-repeated="1023"/>
        </table:table-row>
        <table:table-row table:style-name="ro2">
          <table:table-cell table:style-name="ce8"/>
          <table:table-cell table:number-columns-repeated="1023"/>
        </table:table-row>
        <table:table-row table:style-name="ro3">
          <table:table-cell table:style-name="ce9" office:value-type="string">
            <text:p>Pricing was checked online but is a guide only and may not be accurate at the time of viewing.</text:p>
          </table:table-cell>
          <table:table-cell/>
          <table:table-cell table:style-name="Default"/>
          <table:table-cell table:number-columns-repeated="1021"/>
        </table:table-row>
        <table:table-row table:style-name="ro4">
          <table:table-cell table:style-name="ce9"/>
          <table:table-cell/>
          <table:table-cell table:style-name="Default"/>
          <table:table-cell table:number-columns-repeated="1021"/>
        </table:table-row>
        <table:table-row table:style-name="ro4">
          <table:table-cell table:style-name="ce10" office:value-type="string">
            <text:p>Part#</text:p>
          </table:table-cell>
          <table:table-cell table:style-name="ce10" office:value-type="string">
            <text:p>Description</text:p>
          </table:table-cell>
          <table:table-cell table:style-name="ce13" office:value-type="string">
            <text:p>Product #</text:p>
          </table:table-cell>
          <table:table-cell table:style-name="ce13" office:value-type="string">
            <text:p>MFR.</text:p>
          </table:table-cell>
          <table:table-cell table:style-name="ce13" office:value-type="string">
            <text:p>Value</text:p>
          </table:table-cell>
          <table:table-cell table:style-name="ce13" office:value-type="string">
            <text:p>Package</text:p>
          </table:table-cell>
          <table:table-cell table:style-name="ce13" office:value-type="string">
            <text:p>QTY</text:p>
          </table:table-cell>
          <table:table-cell table:style-name="ce23" office:value-type="string">
            <text:p>Qty 1</text:p>
          </table:table-cell>
          <table:table-cell table:style-name="ce23" office:value-type="string">
            <text:p>Qty 25</text:p>
          </table:table-cell>
          <table:table-cell table:style-name="ce23" office:value-type="string">
            <text:p>Qty 100</text:p>
          </table:table-cell>
          <table:table-cell table:style-name="ce13" office:value-type="string">
            <text:p>Dist.</text:p>
          </table:table-cell>
          <table:table-cell table:style-name="ce11" table:number-columns-repeated="1013"/>
        </table:table-row>
        <table:table-row table:style-name="ro4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4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4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4">
          <table:table-cell office:value-type="string">
            <text:p>U17</text:p>
          </table:table-cell>
          <table:table-cell office:value-type="string">
            <text:p>Alternate: USB Micro Controller</text:p>
          </table:table-cell>
          <table:table-cell office:value-type="string">
            <text:p>PIC16LF1459-I/ML</text:p>
          </table:table-cell>
          <table:table-cell office:value-type="string">
            <text:p>Microchip</text:p>
          </table:table-cell>
          <table:table-cell/>
          <table:table-cell office:value-type="string">
            <text:p>QFN20</text:p>
          </table:table-cell>
          <table:table-cell office:value-type="float" office:value="0">
            <text:p>0</text:p>
          </table:table-cell>
          <table:table-cell office:value-type="float" office:value="1.66">
            <text:p>1.660</text:p>
          </table:table-cell>
          <table:table-cell office:value-type="float" office:value="1.52">
            <text:p>1.520</text:p>
          </table:table-cell>
          <table:table-cell office:value-type="float" office:value="1.38">
            <text:p>1.3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3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 office:value-type="string">
            <text:p>1A</text:p>
          </table:table-cell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4">
          <table:table-cell office:value-type="string">
            <text:p>U21,U25</text:p>
          </table:table-cell>
          <table:table-cell office:value-type="string">
            <text:p>Dual Schmitt Trigger Invert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2">
            <text:p>2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1.2V, 600mA</text:p>
          </table:table-cell>
          <table:table-cell office:value-type="string">
            <text:p>SOT-89-3L</text:p>
          </table:table-cell>
          <table:table-cell office:value-type="float" office:value="2">
            <text:p>2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4">
          <table:table-cell office:value-type="string">
            <text:p>U24</text:p>
          </table:table-cell>
          <table:table-cell office:value-type="string">
            <text:p>Dual NOR Gate</text:p>
          </table:table-cell>
          <table:table-cell office:value-type="string">
            <text:p>74AUP2G02DC </text:p>
          </table:table-cell>
          <table:table-cell office:value-type="string">
            <text:p>NXP</text:p>
          </table:table-cell>
          <table:table-cell/>
          <table:table-cell office:value-type="string">
            <text:p>SOT-765-1</text:p>
          </table:table-cell>
          <table:table-cell office:value-type="float" office:value="1">
            <text:p>1</text:p>
          </table:table-cell>
          <table:table-cell office:value-type="float" office:value="0.21">
            <text:p>0.210</text:p>
          </table:table-cell>
          <table:table-cell office:value-type="float" office:value="0.197">
            <text:p>0.197</text:p>
          </table:table-cell>
          <table:table-cell office:value-type="float" office:value="0.186">
            <text:p>0.18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4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 office:value-type="string">
            <text:p>1.4A, 30V</text:p>
          </table:table-cell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D3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Vishay</text:p>
          </table:table-cell>
          <table:table-cell office:value-type="string">
            <text:p>1A, 30V</text:p>
          </table:table-cell>
          <table:table-cell office:value-type="string">
            <text:p>DO-219AB</text:p>
          </table:table-cell>
          <table:table-cell office:value-type="float" office:value="1">
            <text:p>1</text:p>
          </table:table-cell>
          <table:table-cell office:value-type="float" office:value="0.22">
            <text:p>0.220</text:p>
          </table:table-cell>
          <table:table-cell office:value-type="float" office:value="0.19">
            <text:p>0.190</text:p>
          </table:table-cell>
          <table:table-cell office:value-type="float" office:value="0.17">
            <text:p>0.1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L4-19</text:p>
          </table:table-cell>
          <table:table-cell office:value-type="string">
            <text:p>Ferrite Bead Choke</text:p>
          </table:table-cell>
          <table:table-cell office:value-type="string">
            <text:p>ILBB0603ER600V</text:p>
          </table:table-cell>
          <table:table-cell office:value-type="string">
            <text:p>Vishay</text:p>
          </table:table-cell>
          <table:table-cell office:value-type="string">
            <text:p>60 ohm, 25%</text:p>
          </table:table-cell>
          <table:table-cell office:value-type="string">
            <text:p>0603</text:p>
          </table:table-cell>
          <table:table-cell office:value-type="float" office:value="16">
            <text:p>16</text:p>
          </table:table-cell>
          <table:table-cell office:value-type="float" office:value="0.11">
            <text:p>0.110</text:p>
          </table:table-cell>
          <table:table-cell office:value-type="float" office:value="0.036">
            <text:p>0.036</text:p>
          </table:table-cell>
          <table:table-cell office:value-type="float" office:value="0.029">
            <text:p>0.02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L20,L21</text:p>
          </table:table-cell>
          <table:table-cell office:value-type="string">
            <text:p>Ferrite Bead Choke</text:p>
          </table:table-cell>
          <table:table-cell office:value-type="string">
            <text:p>BLM15BB121SN1D</text:p>
          </table:table-cell>
          <table:table-cell office:value-type="string">
            <text:p>Murata</text:p>
          </table:table-cell>
          <table:table-cell office:value-type="string">
            <text:p>120 ohm, 25%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float" office:value="0.24">
            <text:p>0.240</text:p>
          </table:table-cell>
          <table:table-cell office:value-type="float" office:value="0.105">
            <text:p>0.105</text:p>
          </table:table-cell>
          <table:table-cell office:value-type="float" office:value="0.06">
            <text:p>0.06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L22,L23</text:p>
          </table:table-cell>
          <table:table-cell office:value-type="string">
            <text:p>Ferrite Bead Choke</text:p>
          </table:table-cell>
          <table:table-cell office:value-type="string">
            <text:p>BLM15BB221SN1D</text:p>
          </table:table-cell>
          <table:table-cell office:value-type="string">
            <text:p>Murata</text:p>
          </table:table-cell>
          <table:table-cell office:value-type="string">
            <text:p>220 ohm, 25%</text:p>
          </table:table-cell>
          <table:table-cell office:value-type="float" office:value="402">
            <text:p>402</text:p>
          </table:table-cell>
          <table:table-cell office:value-type="float" office:value="2">
            <text:p>2</text:p>
          </table:table-cell>
          <table:table-cell office:value-type="float" office:value="0.24">
            <text:p>0.240</text:p>
          </table:table-cell>
          <table:table-cell office:value-type="float" office:value="0.105">
            <text:p>0.105</text:p>
          </table:table-cell>
          <table:table-cell office:value-type="float" office:value="0.06">
            <text:p>0.06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table:formula="of:=4.95/30" office:value-type="float" office:value="0.165">
            <text:p>0.165</text:p>
          </table:table-cell>
          <table:table-cell table:formula="of:=3.96/30" office:value-type="float" office:value="0.132">
            <text:p>0.132</text:p>
          </table:table-cell>
          <table:table-cell table:formula="of:=3.96/30" office:value-type="float" office:value="0.132">
            <text:p>0.132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3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Murata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office:value-type="float" office:value="0.218">
            <text:p>0.218</text:p>
          </table:table-cell>
          <table:table-cell office:value-type="float" office:value="0.179">
            <text:p>0.179</text:p>
          </table:table-cell>
          <table:table-cell office:value-type="float" office:value="0.13">
            <text:p>0.13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9-11,C28-30</text:p>
          </table:table-cell>
          <table:table-cell office:value-type="string">
            <text:p>Ceramic Capacitor</text:p>
          </table:table-cell>
          <table:table-cell office:value-type="string">
            <text:p>GRM188R71E104KA01J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04">
            <text:p>0.040</text:p>
          </table:table-cell>
          <table:table-cell office:value-type="float" office:value="0.028">
            <text:p>0.028</text:p>
          </table:table-cell>
          <table:table-cell office:value-type="float" office:value="0.019">
            <text:p>0.019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92">
            <text:p>19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272,C275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67,C276</text:p>
          </table:table-cell>
          <table:table-cell office:value-type="string">
            <text:p>Ceramic Capacitor</text:p>
          </table:table-cell>
          <table:table-cell office:value-type="string">
            <text:p>GRM155R71C104KA88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402</text:p>
          </table:table-cell>
          <table:table-cell office:value-type="float" office:value="2">
            <text:p>2</text:p>
          </table:table-cell>
          <table:table-cell office:value-type="float" office:value="0.1">
            <text:p>0.100</text:p>
          </table:table-cell>
          <table:table-cell office:value-type="float" office:value="0.014">
            <text:p>0.014</text:p>
          </table:table-cell>
          <table:table-cell office:value-type="float" office:value="0.01">
            <text:p>0.01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6,R16,R22,R43-44,R47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23,R42,R45,R46,R48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5">
            <text:p>5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R26-41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6">
            <text:p>1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3">
          <table:table-cell office:value-type="string">
            <text:p>J1</text:p>
          </table:table-cell>
          <table:table-cell office:value-type="string">
            <text:p>Alternate: Right Angle MiniFirJr, PCIe</text:p>
          </table:table-cell>
          <table:table-cell office:value-type="string">
            <text:p>45558-0003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0">
            <text:p>0</text:p>
          </table:table-cell>
          <table:table-cell office:value-type="float" office:value="0.85">
            <text:p>0.850</text:p>
          </table:table-cell>
          <table:table-cell office:value-type="float" office:value="0.77">
            <text:p>0.770</text:p>
          </table:table-cell>
          <table:table-cell office:value-type="float" office:value="0.612">
            <text:p>0.61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string">
            <text:p>1814634 or 1771091</text:p>
          </table:table-cell>
          <table:table-cell office:value-type="string">
            <text:p>Phoenix</text:p>
          </table:table-cell>
          <table:table-cell office:value-type="string">
            <text:p>6A, 2.5mm</text:p>
          </table:table-cell>
          <table:table-cell office:value-type="string">
            <text:p>SMD RA</text:p>
          </table:table-cell>
          <table:table-cell office:value-type="float" office:value="0">
            <text:p>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float" office:value="0.35">
            <text:p>0.3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J2</text:p>
          </table:table-cell>
          <table:table-cell office:value-type="string">
            <text:p>Mini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4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4112">
            <text:p>14112</text:p>
          </table:table-cell>
          <table:table-cell office:value-type="string">
            <text:p>4UCONN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number-columns-repeated="3" office:value-type="float" office:value="0.0892">
            <text:p>0.089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4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4UCONN</text:p>
          </table:table-cell>
          <table:table-cell office:value-type="string">
            <text:p>3 pin, 2.54mm</text:p>
          </table:table-cell>
          <table:table-cell office:value-type="string">
            <text:p>RA SMD</text:p>
          </table:table-cell>
          <table:table-cell office:value-type="float" office:value="1">
            <text:p>1</text:p>
          </table:table-cell>
          <table:table-cell table:number-columns-repeated="3" office:value-type="float" office:value="0.0365">
            <text:p>0.037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14" office:value-type="string">
            <text:p>TOTAL</text:p>
          </table:table-cell>
          <table:table-cell table:style-name="ce14" office:value-type="string">
            <text:p>PER BOARD</text:p>
          </table:table-cell>
          <table:table-cell table:formula="of:=SUM([.G7:.G61])" office:value-type="float" office:value="352">
            <text:p>352</text:p>
          </table:table-cell>
          <table:table-cell table:style-name="ce24" table:formula="of:=SUMPRODUCT([.$G6:.$G62];[.H6:.H62])" office:value-type="float" office:value="49.2293">
            <text:p>49.23</text:p>
          </table:table-cell>
          <table:table-cell table:style-name="ce24" table:formula="of:=SUMPRODUCT([.$G6:.$G62];[.I6:.I62])" office:value-type="float" office:value="33.3273">
            <text:p>33.33</text:p>
          </table:table-cell>
          <table:table-cell table:style-name="ce24" table:formula="of:=SUMPRODUCT([.$G6:.$G62];[.J6:.J62])" office:value-type="float" office:value="26.0163">
            <text:p>26.02</text:p>
          </table:table-cell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5"/>
          <table:table-cell table:style-name="Default"/>
          <table:table-cell/>
          <table:table-cell table:style-name="ce25" table:number-columns-repeated="3"/>
          <table:table-cell table:number-columns-repeated="1014"/>
        </table:table-row>
        <table:table-row table:style-name="ro4">
          <table:table-cell table:number-columns-repeated="3"/>
          <table:table-cell table:style-name="Default" table:number-columns-repeated="2"/>
          <table:table-cell office:value-type="string">
            <text:p>SMD</text:p>
          </table:table-cell>
          <table:table-cell table:formula="of:=[.G64]-SUM([.G68:.G71])" office:value-type="float" office:value="325">
            <text:p>325</text:p>
          </table:table-cell>
          <table:table-cell table:number-columns-repeated="1017"/>
        </table:table-row>
        <table:table-row table:style-name="ro4">
          <table:table-cell table:style-name="ce11"/>
          <table:table-cell table:number-columns-repeated="2"/>
          <table:table-cell table:style-name="Default" table:number-columns-repeated="2"/>
          <table:table-cell office:value-type="string">
            <text:p>QFN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Default" table:number-columns-repeated="2"/>
          <table:table-cell office:value-type="string">
            <text:p>Fine-Pitc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Default" table:number-columns-repeated="2"/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Default" table:number-columns-repeated="2"/>
          <table:table-cell office:value-type="string">
            <text:p>Manual SMD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4">
          <table:table-cell table:style-name="ce11"/>
          <table:table-cell table:number-columns-repeated="1023"/>
        </table:table-row>
        <table:table-row table:style-name="ro4" table:number-rows-repeated="12">
          <table:table-cell table:number-columns-repeated="1024"/>
        </table:table-row>
        <table:table-row table:style-name="ro4">
          <table:table-cell table:style-name="ce11"/>
          <table:table-cell table:number-columns-repeated="1023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 table:number-columns-repeated="2"/>
          <table:table-cell table:style-name="Default" table:number-columns-repeated="5"/>
          <table:table-cell table:style-name="ce26" table:number-columns-repeated="3"/>
          <table:table-cell table:style-name="Default"/>
          <table:table-cell table:number-columns-repeated="1013"/>
        </table:table-row>
        <table:table-row table:style-name="ro4" table:number-rows-repeated="104848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otprint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row table:style-name="ro2">
          <table:table-cell table:style-name="ce16" office:value-type="string">
            <text:p>Klondike 16 – ASIC Miner Board</text:p>
          </table:table-cell>
          <table:table-cell table:number-columns-repeated="5"/>
        </table:table-row>
        <table:table-row table:style-name="ro2">
          <table:table-cell table:style-name="ce16"/>
          <table:table-cell table:number-columns-repeated="5"/>
        </table:table-row>
        <table:table-row table:style-name="ro6">
          <table:table-cell table:style-name="ce17"/>
          <table:table-cell/>
          <table:table-cell table:style-name="Default"/>
          <table:table-cell/>
          <table:table-cell table:style-name="ce22" office:value-type="string">
            <text:p>K16</text:p>
          </table:table-cell>
          <table:table-cell table:style-name="ce22" office:value-type="string">
            <text:p>Datasheet</text:p>
          </table:table-cell>
        </table:table-row>
        <table:table-row table:style-name="ro4">
          <table:table-cell table:style-name="ce18" office:value-type="string">
            <text:p>Part#</text:p>
          </table:table-cell>
          <table:table-cell table:style-name="ce18" office:value-type="string">
            <text:p>Description</text:p>
          </table:table-cell>
          <table:table-cell table:style-name="ce21" office:value-type="string">
            <text:p>Product #</text:p>
          </table:table-cell>
          <table:table-cell table:style-name="ce21" office:value-type="string">
            <text:p>Package</text:p>
          </table:table-cell>
          <table:table-cell table:style-name="ce21" office:value-type="string">
            <text:p>Library</text:p>
          </table:table-cell>
          <table:table-cell table:style-name="ce21" office:value-type="string">
            <text:p>Re-Verified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table:number-columns-repeated="2" office:value-type="string">
            <text:p>QFN48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TSSOP-20</text:p>
          </table:table-cell>
          <table:table-cell office:value-type="string">
            <text:p>SSOP20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17</text:p>
          </table:table-cell>
          <table:table-cell office:value-type="string">
            <text:p>Alternate: USB Micro Controller</text:p>
          </table:table-cell>
          <table:table-cell office:value-type="string">
            <text:p>PIC16LF1459-I/ML</text:p>
          </table:table-cell>
          <table:table-cell office:value-type="string">
            <text:p>QFN20</text:p>
          </table:table-cell>
          <table:table-cell office:value-type="string">
            <text:p>PIC16LF1459-ML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table:number-columns-repeated="2" office:value-type="string">
            <text:p>PQFN-16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VQFN-16</text:p>
          </table:table-cell>
          <table:table-cell office:value-type="string">
            <text:p>QFN16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21,U25</text:p>
          </table:table-cell>
          <table:table-cell office:value-type="string">
            <text:p>Dual Schmitt Trigger Inverter</text:p>
          </table:table-cell>
          <table:table-cell office:value-type="string">
            <text:p>NL27WZ14DFT2G</text:p>
          </table:table-cell>
          <table:table-cell table:number-columns-repeated="2" office:value-type="string">
            <text:p>SOT-36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SOT-89-3L</text:p>
          </table:table-cell>
          <table:table-cell office:value-type="string">
            <text:p>SOT89-3L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U24</text:p>
          </table:table-cell>
          <table:table-cell office:value-type="string">
            <text:p>Dual NOR Gate</text:p>
          </table:table-cell>
          <table:table-cell office:value-type="string">
            <text:p>74AUP2G02DC </text:p>
          </table:table-cell>
          <table:table-cell office:value-type="string">
            <text:p>SOT-765-1</text:p>
          </table:table-cell>
          <table:table-cell office:value-type="string">
            <text:p>SOT765-1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QFN4</text:p>
          </table:table-cell>
          <table:table-cell office:value-type="string">
            <text:p>QFN48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SSOT-3</text:p>
          </table:table-cell>
          <table:table-cell office:value-type="string">
            <text:p>SSOT-3L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0603</text:p>
          </table:table-cell>
          <table:table-cell office:value-type="string">
            <text:p>D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0603</text:p>
          </table:table-cell>
          <table:table-cell office:value-type="string">
            <text:p>D0603</text:p>
          </table:table-cell>
          <table:table-cell office:value-type="string">
            <text:p>Y</text:p>
          </table:table-cell>
        </table:table-row>
        <table:table-row table:style-name="ro6">
          <table:table-cell office:value-type="string">
            <text:p>D3</text:p>
          </table:table-cell>
          <table:table-cell office:value-type="string">
            <text:p>Schottky Diode, Low Vf</text:p>
          </table:table-cell>
          <table:table-cell office:value-type="string">
            <text:p>SL02-GS08</text:p>
          </table:table-cell>
          <table:table-cell office:value-type="string">
            <text:p>DO-219AB</text:p>
          </table:table-cell>
          <table:table-cell office:value-type="string">
            <text:p>DO219AB</text:p>
          </table:table-cell>
          <table:table-cell office:value-type="string">
            <text:p>Y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10x10</text:p>
          </table:table-cell>
          <table:table-cell office:value-type="string">
            <text:p>38L361C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0806</text:p>
          </table:table-cell>
          <table:table-cell office:value-type="string">
            <text:p>L0805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L4-19</text:p>
          </table:table-cell>
          <table:table-cell office:value-type="string">
            <text:p>Ferrite Bead Choke</text:p>
          </table:table-cell>
          <table:table-cell office:value-type="string">
            <text:p>ILBB0603ER600V</text:p>
          </table:table-cell>
          <table:table-cell office:value-type="string">
            <text:p>0603</text:p>
          </table:table-cell>
          <table:table-cell office:value-type="string">
            <text:p>L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L20,L21</text:p>
          </table:table-cell>
          <table:table-cell office:value-type="string">
            <text:p>Ferrite Bead Choke</text:p>
          </table:table-cell>
          <table:table-cell office:value-type="string">
            <text:p>BLM15BB121SN1D</text:p>
          </table:table-cell>
          <table:table-cell office:value-type="float" office:value="402">
            <text:p>402</text:p>
          </table:table-cell>
          <table:table-cell office:value-type="string">
            <text:p>L0402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L22,L23</text:p>
          </table:table-cell>
          <table:table-cell office:value-type="string">
            <text:p>Ferrite Bead Choke</text:p>
          </table:table-cell>
          <table:table-cell office:value-type="string">
            <text:p>BLM15BB221SN1D</text:p>
          </table:table-cell>
          <table:table-cell office:value-type="float" office:value="402">
            <text:p>402</text:p>
          </table:table-cell>
          <table:table-cell office:value-type="string">
            <text:p>L0402</text:p>
          </table:table-cell>
          <table:table-cell office:value-type="string">
            <text:p>Y</text:p>
          </table:table-cell>
        </table:table-row>
        <table:table-row table:style-name="ro4">
          <table:table-cell table:number-columns-repeated="6"/>
        </table:table-row>
        <table:table-row table:style-name="ro6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10x10</text:p>
          </table:table-cell>
          <table:table-cell office:value-type="string">
            <text:p>Nichicon-10mm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GRM21BR61E106KA73L</text:p>
          </table:table-cell>
          <table:table-cell office:value-type="string">
            <text:p>0805</text:p>
          </table:table-cell>
          <table:table-cell office:value-type="string">
            <text:p>C0805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9-11,C28-30</text:p>
          </table:table-cell>
          <table:table-cell office:value-type="string">
            <text:p>Ceramic Capacitor</text:p>
          </table:table-cell>
          <table:table-cell office:value-type="string">
            <text:p>GRM188R71E104KA01J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float" office:value="1206">
            <text:p>1206</text:p>
          </table:table-cell>
          <table:table-cell office:value-type="string">
            <text:p>C1206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0603</text:p>
          </table:table-cell>
          <table:table-cell office:value-type="string">
            <text:p>C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0402</text:p>
          </table:table-cell>
          <table:table-cell office:value-type="string">
            <text:p>C0402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272,C275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0402</text:p>
          </table:table-cell>
          <table:table-cell office:value-type="string">
            <text:p>C0402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0402</text:p>
          </table:table-cell>
          <table:table-cell office:value-type="string">
            <text:p>C0402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C267,C276</text:p>
          </table:table-cell>
          <table:table-cell office:value-type="string">
            <text:p>Ceramic Capacitor</text:p>
          </table:table-cell>
          <table:table-cell office:value-type="string">
            <text:p>GRM155R71C104KA88D</text:p>
          </table:table-cell>
          <table:table-cell office:value-type="string">
            <text:p>0402</text:p>
          </table:table-cell>
          <table:table-cell office:value-type="string">
            <text:p>C0402</text:p>
          </table:table-cell>
          <table:table-cell office:value-type="string">
            <text:p>Y</text:p>
          </table:table-cell>
        </table:table-row>
        <table:table-row table:style-name="ro4">
          <table:table-cell table:number-columns-repeated="6"/>
        </table:table-row>
        <table:table-row table:style-name="ro4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6,R16,R22,R43-44,R47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23,R42,R45,R46,R48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0603</text:p>
          </table:table-cell>
          <table:table-cell office:value-type="string">
            <text:p>R0603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26-41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0402</text:p>
          </table:table-cell>
          <table:table-cell office:value-type="string">
            <text:p>R0402</text:p>
          </table:table-cell>
          <table:table-cell office:value-type="string">
            <text:p>Y</text:p>
          </table:table-cell>
        </table:table-row>
        <table:table-row table:style-name="ro4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0402</text:p>
          </table:table-cell>
          <table:table-cell office:value-type="string">
            <text:p>R0402</text:p>
          </table:table-cell>
          <table:table-cell office:value-type="string">
            <text:p>Y</text:p>
          </table:table-cell>
        </table:table-row>
        <table:table-row table:style-name="ro4">
          <table:table-cell table:number-columns-repeated="6"/>
        </table:table-row>
        <table:table-row table:style-name="ro3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Thru-Hole</text:p>
          </table:table-cell>
          <table:table-cell table:number-columns-repeated="2"/>
        </table:table-row>
        <table:table-row table:style-name="ro3">
          <table:table-cell office:value-type="string">
            <text:p>J1</text:p>
          </table:table-cell>
          <table:table-cell office:value-type="string">
            <text:p>Alternate: Right Angle MiniFirJr, PCIe</text:p>
          </table:table-cell>
          <table:table-cell office:value-type="string">
            <text:p>45558-0003</text:p>
          </table:table-cell>
          <table:table-cell office:value-type="string">
            <text:p>Thru-Hole</text:p>
          </table:table-cell>
          <table:table-cell table:number-columns-repeated="2"/>
        </table:table-row>
        <table:table-row table:style-name="ro4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string">
            <text:p>1814634 or 1771091</text:p>
          </table:table-cell>
          <table:table-cell office:value-type="string">
            <text:p>SMD RA</text:p>
          </table:table-cell>
          <table:table-cell table:number-columns-repeated="2"/>
        </table:table-row>
        <table:table-row table:style-name="ro4">
          <table:table-cell office:value-type="string">
            <text:p>J2</text:p>
          </table:table-cell>
          <table:table-cell office:value-type="string">
            <text:p>Mini USB Connector, Type B</text:p>
          </table:table-cell>
          <table:table-cell office:value-type="string">
            <text:p>10033526-N3212MLF</text:p>
          </table:table-cell>
          <table:table-cell office:value-type="string">
            <text:p>SMD</text:p>
          </table:table-cell>
          <table:table-cell table:number-columns-repeated="2"/>
        </table:table-row>
        <table:table-row table:style-name="ro4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4112">
            <text:p>14112</text:p>
          </table:table-cell>
          <table:table-cell office:value-type="string">
            <text:p>Vertical SMD</text:p>
          </table:table-cell>
          <table:table-cell table:number-columns-repeated="2"/>
        </table:table-row>
        <table:table-row table:style-name="ro4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RA SMD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4">
          <table:table-cell table:number-columns-repeated="3"/>
          <table:table-cell table:style-name="ce22" table:number-columns-repeated="2"/>
          <table:table-cell/>
        </table:table-row>
        <table:table-row table:style-name="ro4">
          <table:table-cell table:number-columns-repeated="6"/>
        </table:table-row>
        <table:table-row table:style-name="ro4">
          <table:table-cell table:number-columns-repeated="3"/>
          <table:table-cell table:style-name="Default" table:number-columns-repeated="2"/>
          <table:table-cell/>
        </table:table-row>
        <table:table-row table:style-name="ro4">
          <table:table-cell table:number-columns-repeated="6"/>
        </table:table-row>
        <table:table-row table:style-name="ro4">
          <table:table-cell table:style-name="ce19"/>
          <table:table-cell table:number-columns-repeated="5"/>
        </table:table-row>
        <table:table-row table:style-name="ro4" table:number-rows-repeated="3">
          <table:table-cell table:number-columns-repeated="6"/>
        </table:table-row>
        <table:table-row table:style-name="ro4">
          <table:table-cell table:style-name="ce19"/>
          <table:table-cell table:number-columns-repeated="5"/>
        </table:table-row>
        <table:table-row table:style-name="ro4" table:number-rows-repeated="12">
          <table:table-cell table:number-columns-repeated="6"/>
        </table:table-row>
        <table:table-row table:style-name="ro4">
          <table:table-cell table:style-name="ce19"/>
          <table:table-cell table:number-columns-repeated="5"/>
        </table:table-row>
        <table:table-row table:style-name="ro4" table:number-rows-repeated="5">
          <table:table-cell table:number-columns-repeated="6"/>
        </table:table-row>
        <table:table-row table:style-name="ro4">
          <table:table-cell table:number-columns-repeated="2"/>
          <table:table-cell table:style-name="Default" table:number-columns-repeated="3"/>
          <table:table-cell/>
        </table:table-row>
        <table:table-row table:style-name="ro4" table:number-rows-repeated="1048485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heet3" table:style-name="ta1">
        <table:table-column table:style-name="co7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3472in" fo:margin-bottom="0.3063in" fo:margin-left="0.5756in" fo:margin-right="0.6736in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7-16T02:46:18</dc:date>
    <dc:creator>chris </dc:creator>
    <meta:editing-duration>P2DT20H19M48S</meta:editing-duration>
    <meta:editing-cycles>309</meta:editing-cycles>
    <meta:generator>LibreOffice/3.5$Linux_x86 LibreOffice_project/350m1$Build-2</meta:generator>
    <meta:document-statistic meta:table-count="3" meta:cell-count="914" meta:object-count="0"/>
  </office:meta>
</office:document-meta>
</file>